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style:min-row-height="3.08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2" style:family="table-row">
      <style:table-row-properties style:min-row-height="3.988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81c8c" officeooo:paragraph-rsid="00181c8c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rsid="00181c8c" officeooo:paragraph-rsid="00181c8c"/>
    </style:style>
    <style:style style:name="P3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officeooo:rsid="00181c8c"/>
    </style:style>
    <style:style style:name="T2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">HTML 4</text:p>
          </table:table-cell>
          <table:table-cell table:style-name="Tabela1.B1" office:value-type="string">
            <text:p text:style-name="P3">Obrazy są osadzane za pomocą znacznika &lt;img&gt;. Nie ma wbudowanej obsługi responsywnych obrazów ani pełnego wsparcia dla formatu SVG.</text:p>
          </table:table-cell>
        </table:table-row>
        <table:table-row table:style-name="Tabela1.2">
          <table:table-cell table:style-name="Tabela1.A2" office:value-type="string">
            <text:p text:style-name="P1">HTML 5</text:p>
          </table:table-cell>
          <table:table-cell table:style-name="Tabela1.B2" office:value-type="string">
            <text:p text:style-name="P2">Nadal używa znacznika &lt;img&gt; do osadzania obrazów, ale wprowadza nowe atrybuty sizes i srcset, które ułatwiają tworzenie responsywnych obrazów. Ponadto, HTML 5 oferuje pełne wsparcie dla formatu SVG, co umożliwia stosowanie skalowalnych obrazów wektorowych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21:26:41.800000000</meta:creation-date>
    <dc:date>2024-05-04T21:29:22.804000000</dc:date>
    <meta:editing-duration>PT2M41S</meta:editing-duration>
    <meta:editing-cycles>1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4" meta:word-count="57" meta:character-count="399" meta:non-whitespace-character-count="346"/>
  </office:meta>
</office:document-meta>
</file>